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1" table:number-columns-repeated="1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Dprop-star</text:p>
          </table:table-cell>
          <table:covered-table-cell table:number-columns-repeated="6" table:style-name="ce3"/>
          <table:table-cell/>
          <table:table-cell table:style-name="ce2" office:value-type="string" calcext:value-type="string" table:number-columns-spanned="7" table:number-rows-spanned="1">
            <text:p>Dprop-star</text:p>
          </table:table-cell>
          <table:covered-table-cell table:number-columns-repeated="6" table:style-name="ce3"/>
          <table:table-cell/>
          <table:table-cell table:style-name="ce2" office:value-type="string" calcext:value-type="string" table:number-columns-spanned="7" table:number-rows-spanned="1">
            <text:p>Both</text:p>
          </table:table-cell>
          <table:covered-table-cell table:number-columns-repeated="6" table:style-name="ce3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bjects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Invalid</text:p>
          </table:table-cell>
          <table:table-cell table:style-name="ce3" table:number-columns-repeated="2"/>
          <table:table-cell table:style-name="ce3" office:value-type="string" calcext:value-type="string">
            <text:p>Diff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bjects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Invalid</text:p>
          </table:table-cell>
          <table:table-cell table:style-name="ce3" table:number-columns-repeated="2"/>
          <table:table-cell table:style-name="ce3" office:value-type="string" calcext:value-type="string">
            <text:p>Diff</text:p>
          </table:table-cell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Objects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Invalid</text:p>
          </table:table-cell>
          <table:table-cell table:style-name="ce3" table:number-columns-repeated="2"/>
          <table:table-cell table:style-name="ce3"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lgebra:</text:p>
          </table:table-cell>
          <table:table-cell office:value-type="float" office:value="306" calcext:value-type="float">
            <text:p>30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.chunk: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last:</text:p>
          </table:table-cell>
          <table:table-cell office:value-type="float" office:value="306" calcext:value-type="float">
            <text:p>3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ay-range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diff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rr-flatten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497" calcext:value-type="float">
            <text:p>0.08497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26" calcext:value-type="float">
            <text:p>26</text:p>
          </table:table-cell>
          <table:table-cell office:value-type="float" office:value="0.08497" calcext:value-type="float">
            <text:p>0.08497</text:p>
          </table:table-cell>
          <table:table-cell/>
          <table:table-cell office:value-type="string" calcext:value-type="string">
            <text:p>concat-stream: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</table:table-row>
        <table:table-row table:style-name="ro1"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ep-bin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string" calcext:value-type="string">
            <text:p>file-size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</table:table-row>
        <table:table-row table:style-name="ro1"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float" office:value="452" calcext:value-type="float">
            <text:p>452</text:p>
          </table:table-cell>
          <table:table-cell office:value-type="float" office:value="162" calcext:value-type="float">
            <text:p>162</text:p>
          </table:table-cell>
          <table:table-cell office:value-type="float" office:value="0.52941" calcext:value-type="float">
            <text:p>0.52941</text:p>
          </table:table-cell>
          <table:table-cell/>
          <table:table-cell office:value-type="string" calcext:value-type="string">
            <text:p>f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</table:table-row>
        <table:table-row table:style-name="ro1"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et-value:</text:p>
          </table:table-cell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group-array:</text:p>
          </table:table-cell>
          <table:table-cell office:value-type="float" office:value="306" calcext:value-type="float">
            <text:p>3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key-deep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as-value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.0228" calcext:value-type="float">
            <text:p>0.0228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326" calcext:value-type="float">
            <text:p>0.00326</text:p>
          </table:table-cell>
          <table:table-cell/>
          <table:table-cell office:value-type="string" calcext:value-type="string">
            <text:p>he:</text:p>
          </table:table-cell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dentity-function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-array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empty-object: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string" calcext:value-type="string">
            <text:p>is-generator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numbe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promis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-sort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eft-pad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/>
          <table:table-cell office:value-type="string" calcext:value-type="string">
            <text:p>missing-deep-keys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darray: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du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456" calcext:value-type="float">
            <text:p>2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93" calcext:value-type="float">
            <text:p>2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glob:</text:p>
          </table:table-cell>
          <table:table-cell office:value-type="float" office:value="331" calcext:value-type="float">
            <text:p>33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51" calcext:value-type="float">
            <text:p>0.00651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.00651" calcext:value-type="float">
            <text:p>0.00651</text:p>
          </table:table-cell>
          <table:table-cell/>
          <table:table-cell office:value-type="string" calcext:value-type="string">
            <text:p>node-slug: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de-stream-spigot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rmalize-pkg: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ot-defined: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nce: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d-left-simple: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575" calcext:value-type="float">
            <text:p>0.04575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575" calcext:value-type="float">
            <text:p>0.04575</text:p>
          </table:table-cell>
          <table:table-cell/>
          <table:table-cell office:value-type="string" calcext:value-type="string">
            <text:p>parse-next-json-value: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eriods: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0.04575" calcext:value-type="float">
            <text:p>0.04575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roperty-validator: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imraf: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trim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70" calcext:value-type="float">
            <text:p>70</text:p>
          </table:table-cell>
          <table:table-cell office:value-type="float" office:value="0.22876" calcext:value-type="float">
            <text:p>0.22876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36" calcext:value-type="float">
            <text:p>36</text:p>
          </table:table-cell>
          <table:table-cell office:value-type="float" office:value="0.11765" calcext:value-type="float">
            <text:p>0.11765</text:p>
          </table:table-cell>
          <table:table-cell/>
          <table:table-cell office:value-type="string" calcext:value-type="string">
            <text:p>schema-inspector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et-value:</text:p>
          </table:table-cell>
          <table:table-cell office:value-type="float" office:value="306" calcext:value-type="float">
            <text:p>3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float" office:value="0.00654" calcext:value-type="float">
            <text:p>0.00654</text:p>
          </table:table-cell>
        </table:table-row>
        <table:table-row table:style-name="ro1"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string" calcext:value-type="string">
            <text:p>static-props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  <table:table-cell/>
          <table:table-cell office:value-type="string" calcext:value-type="string">
            <text:p>syncthrough: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</table:table-row>
        <table:table-row table:style-name="ro1"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:</text:p>
          </table:table-cell>
          <table:table-cell office:value-type="float" office:value="331" calcext:value-type="float">
            <text:p>3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0.00604" calcext:value-type="float">
            <text:p>0.00604</text:p>
          </table:table-cell>
        </table:table-row>
        <table:table-row table:style-name="ro1"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hrough2-ma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ime-stamp: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61" calcext:value-type="float">
            <text:p>0.01961</text:p>
          </table:table-cell>
          <table:table-cell/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61" calcext:value-type="float">
            <text:p>0.01961</text:p>
          </table:table-cell>
          <table:table-cell/>
          <table:table-cell office:value-type="string" calcext:value-type="string">
            <text:p>unordered-array-remove:</text:p>
          </table:table-cell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7"/>
          <table:table-cell table:number-columns-repeated="9"/>
          <table:table-cell office:value-type="string" calcext:value-type="string">
            <text:p>zipmap:</text:p>
          </table:table-cell>
          <table:table-cell office:value-type="float" office:value="306" calcext:value-type="float">
            <text:p>30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.01961" calcext:value-type="float">
            <text:p>0.01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9:44:35.843505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30T22:29:52.424015064</meta:creation-date>
    <dc:date>2020-05-01T09:59:49.135773621</dc:date>
    <meta:editing-duration>PT5M57S</meta:editing-duration>
    <meta:editing-cycles>3</meta:editing-cycles>
    <meta:generator>LibreOffice/6.3.5.2$Linux_X86_64 LibreOffice_project/30$Build-2</meta:generator>
    <meta:document-statistic meta:table-count="1" meta:cell-count="1642" meta:object-count="0"/>
  </office:meta>
</office:document-meta>
</file>